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Site</text:p>
          </table:table-cell>
          <table:table-cell table:style-name="ce1" office:value-type="string">
            <text:p>Site.Acrony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</table:table-row>
        <table:table-row table:style-name="ro2">
          <table:table-cell office:value-type="string">
            <text:p>Kabwe</text:p>
          </table:table-cell>
          <table:table-cell office:value-type="string">
            <text:p>KA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-14.45">
            <text:p>-14,45</text:p>
          </table:table-cell>
          <table:table-cell office:value-type="float" office:value="28.43">
            <text:p>28,43</text:p>
          </table:table-cell>
        </table:table-row>
        <table:table-row table:style-name="ro2">
          <table:table-cell office:value-type="string">
            <text:p>Kanjera North</text:p>
          </table:table-cell>
          <table:table-cell office:value-type="string">
            <text:p>KAN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0.33">
            <text:p>0,33</text:p>
          </table:table-cell>
          <table:table-cell office:value-type="float" office:value="34.54">
            <text:p>34,54</text:p>
          </table:table-cell>
        </table:table-row>
        <table:table-row table:style-name="ro2">
          <table:table-cell office:value-type="string">
            <text:p>Homo</text:p>
          </table:table-cell>
          <table:table-cell office:value-type="string">
            <text:p>HM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5.13">
            <text:p>5,13</text:p>
          </table:table-cell>
          <table:table-cell office:value-type="float" office:value="36.02">
            <text:p>36,02</text:p>
          </table:table-cell>
        </table:table-row>
        <table:table-row table:style-name="ro2">
          <table:table-cell office:value-type="string">
            <text:p>Herto</text:p>
          </table:table-cell>
          <table:table-cell office:value-type="string">
            <text:p>HRT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10.26">
            <text:p>10,26</text:p>
          </table:table-cell>
          <table:table-cell office:value-type="float" office:value="40.57">
            <text:p>40,57</text:p>
          </table:table-cell>
        </table:table-row>
        <table:table-row table:style-name="ro2">
          <table:table-cell office:value-type="string">
            <text:p>Bodo</text:p>
          </table:table-cell>
          <table:table-cell office:value-type="string">
            <text:p>BD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float" office:value="10.63">
            <text:p>10,63</text:p>
          </table:table-cell>
          <table:table-cell office:value-type="float" office:value="40.54">
            <text:p>40,54</text:p>
          </table:table-cell>
        </table:table-row>
        <table:table-row table:style-name="ro2">
          <table:table-cell office:value-type="string">
            <text:p>Laetoli (Ngaloba)</text:p>
          </table:table-cell>
          <table:table-cell office:value-type="string">
            <text:p>LAET</text:p>
          </table:table-cell>
          <table:table-cell office:value-type="string">
            <text:p>Open air</text:p>
          </table:table-cell>
          <table:table-cell office:value-type="string">
            <text:p>Late Pleist</text:p>
          </table:table-cell>
          <table:table-cell office:value-type="float" office:value="-3.17">
            <text:p>-3,17</text:p>
          </table:table-cell>
          <table:table-cell office:value-type="float" office:value="35.22">
            <text:p>35,22</text:p>
          </table:table-cell>
        </table:table-row>
        <table:table-row table:style-name="ro2">
          <table:table-cell office:value-type="string">
            <text:p>Blind River</text:p>
          </table:table-cell>
          <table:table-cell office:value-type="string">
            <text:p>BLR</text:p>
          </table:table-cell>
          <table:table-cell office:value-type="string">
            <text:p>Open air</text:p>
          </table:table-cell>
          <table:table-cell office:value-type="string">
            <text:p>Late Pleist</text:p>
          </table:table-cell>
          <table:table-cell office:value-type="float" office:value="-33.01">
            <text:p>-33,01</text:p>
          </table:table-cell>
          <table:table-cell office:value-type="float" office:value="27.93">
            <text:p>27,93</text:p>
          </table:table-cell>
        </table:table-row>
        <table:table-row table:style-name="ro2">
          <table:table-cell office:value-type="string">
            <text:p>Canteen Kopje</text:p>
          </table:table-cell>
          <table:table-cell office:value-type="string">
            <text:p>CKJ</text:p>
          </table:table-cell>
          <table:table-cell office:value-type="string">
            <text:p>Open air</text:p>
          </table:table-cell>
          <table:table-cell office:value-type="string">
            <text:p>Late Pleist</text:p>
          </table:table-cell>
          <table:table-cell office:value-type="float" office:value="-28.54">
            <text:p>-28,54</text:p>
          </table:table-cell>
          <table:table-cell office:value-type="float" office:value="24.53">
            <text:p>24,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9/01/2024</text:date>, <text:time>09:1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7S</meta:editing-duration>
    <meta:editing-cycles>3</meta:editing-cycles>
    <meta:generator>OpenOffice/4.1.15$Win32 OpenOffice.org_project/4115m2$Build-9813</meta:generator>
    <dc:date>2024-01-09T09:11:32.04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